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 style:list-style-name="L1">
      <style:paragraph-properties fo:text-align="start" style:justify-single-word="false" fo:break-before="page"/>
      <style:text-properties fo:font-size="18.5pt" fo:font-weight="bold" style:font-size-asian="18.5pt" style:font-weight-asian="bold" style:font-size-complex="18.5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Title">COSTES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10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9">1</text:p>
          </table:table-cell>
          <table:table-cell table:style-name="Tabla4.A3" office:value-type="string">
            <text:p text:style-name="P9">Alejandro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9">10/12/2017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2"/>
      <text:list xml:id="list38394533" text:style-name="L1">
        <text:list-item>
          <text:p text:style-name="P20">Costes del proyecto</text:p>
          <text:p text:style-name="P17">1.1. Costes directos</text:p>
          <text:p text:style-name="P17">- Costes de personal:</text:p>
          <text:list>
            <text:list-header>
              <text:p text:style-name="P17"><text:span text:style-name="T1">- Jefe de proyecto: </text:span></text:p>
              <text:list>
                <text:list-header>
                  <text:p text:style-name="P17"><text:span text:style-name="T1">Total bruto: 2135,00€</text:span></text:p>
                  <text:p text:style-name="P17"><text:span text:style-name="T1">Seguridad Social: 878,43€</text:span></text:p>
                  <text:p text:style-name="P17"><text:span text:style-name="T1">Tipo SS(2) : 6,35%</text:span></text:p>
                  <text:p text:style-name="P17"><text:span text:style-name="T1">Coste total Empresa: 2773,37€</text:span></text:p>
                </text:list-header>
              </text:list>
              <text:p text:style-name="P17"><text:span text:style-name="T1">- Analista (2x): </text:span></text:p>
              <text:list text:continue-numbering="true">
                <text:list-header>
                  <text:p text:style-name="P17"><text:span text:style-name="T1">Total bruto: 1672,45€</text:span></text:p>
                  <text:p text:style-name="P17"><text:span text:style-name="T1">Seguridad Social: 878,43€</text:span></text:p>
                  <text:p text:style-name="P17"><text:span text:style-name="T1">Tipo SS(2) : 6,35%</text:span></text:p>
                  <text:p text:style-name="P17"><text:span text:style-name="T1">Coste total Empresa: 2172,55€</text:span></text:p>
                </text:list-header>
              </text:list>
              <text:p text:style-name="P17"><text:span text:style-name="T1">- Progamador (2x): </text:span></text:p>
              <text:list text:continue-numbering="true">
                <text:list-header>
                  <text:p text:style-name="P17"><text:span text:style-name="T1">Total bruto: 1175,40€</text:span></text:p>
                  <text:p text:style-name="P17"><text:span text:style-name="T1">Seguridad Social: 878,43€</text:span></text:p>
                  <text:p text:style-name="P17"><text:span text:style-name="T1">Tipo SS(2) : 6,35%</text:span></text:p>
                  <text:p text:style-name="P17"><text:span text:style-name="T1">Coste total Empresa: 1526,84€</text:span></text:p>
                </text:list-header>
              </text:list>
            </text:list-header>
          </text:list>
        </text:list-item>
      </text:list>
      <text:list xml:id="list38583140" text:style-name="L2">
        <text:list-item>
          <text:list>
            <text:list-item>
              <text:p text:style-name="P18">Costes de equipos informáticos:</text:p>
              <text:p text:style-name="P18">- <text:span text:style-name="T1">5 equipos : 800€</text:span></text:p>
            </text:list-item>
            <text:list-item>
              <text:p text:style-name="P18">Impuestos:</text:p>
              <text:p text:style-name="P18">- I.V.A.: <text:span text:style-name="T1">1536,47€</text:span></text:p>
            </text:list-item>
          </text:list>
        </text:list-item>
      </text:list>
      <text:list xml:id="list39228736" text:continue-list="list38394533" text:style-name="L1">
        <text:list-header>
          <text:p text:style-name="P17">1.2. Costes indirectos</text:p>
          <text:p text:style-name="P19"><text:s/>- Energía eléctrica: </text:p>
          <text:list text:continue-numbering="true">
            <text:list-header>
              <text:p text:style-name="P19">- 45,4 kw/h</text:p>
              <text:p text:style-name="P19">- 0,20 €/kw/h</text:p>
              <text:p text:style-name="P19">- Total: 9,08€</text:p>
            </text:list-header>
          </text:list>
          <text:p text:style-name="P19"><text:s/>- Internet: </text:p>
          <text:list text:continue-numbering="true">
            <text:list-header>
              <text:p text:style-name="P19">- Horas: 155 horas</text:p>
              <text:p text:style-name="P19">- Total: 34,00€</text:p>
            </text:list-header>
          </text:list>
          <text:p text:style-name="P19"><text:s/></text:p>
          <text:p text:style-name="P17">1.3. Costes totales</text:p>
          <text:p text:style-name="P17"><text:s/>- <text:span text:style-name="T1">Costes directos: 12508,44€</text:span></text:p>
          <text:p text:style-name="P17"><text:span text:style-name="T1"><text:s/>- Costes indirectos: 43,08€</text:span></text:p>
          <text:list text:continue-numbering="true">
            <text:list-header>
              <text:p text:style-name="P17"><text:span text:style-name="T1"><text:tab/><text:tab/><text:tab/><text:tab/></text:span></text:p>
              <text:p text:style-name="P16"><text:soft-page-break/><text:span text:style-name="T1"><text:tab/><text:tab/><text:tab/><text:tab/><text:tab/><text:tab/><text:tab/>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TITULO DEL DOCUMENTO] - [VERSIÓN]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5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6M08S</meta:editing-duration>
    <meta:editing-cycles>13</meta:editing-cycles>
    <meta:generator>OpenOffice.org/3.2$Win32 OpenOffice.org_project/320m18$Build-9502</meta:generator>
    <dc:date>2017-12-10T19:03:12.19</dc:date>
    <meta:document-statistic meta:table-count="4" meta:image-count="0" meta:object-count="0" meta:page-count="5" meta:paragraph-count="66" meta:word-count="183" meta:character-count="1126"/>
    <meta:user-defined meta:name="Info 1"/>
    <meta:user-defined meta:name="Info 2"/>
    <meta:user-defined meta:name="Info 3"/>
    <meta:user-defined meta:name="Info 4"/>
  </office:meta>
</office:document-meta>
</file>